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8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7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Known Addres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Address Name</text:p>
          </table:table-cell>
          <table:table-cell table:style-name="ce1" office:value-type="string">
            <text:p>Address 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Web Researched</text:p>
          </table:table-cell>
          <table:table-cell table:style-name="ce1" office:value-type="string">
            <text:p>Personally Researched</text:p>
          </table:table-cell>
          <table:table-cell table:style-name="ce1" office:value-type="string">
            <text:p>Web Notes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table:number-columns-spanned="7" table:number-rows-spanned="1">
            <text:p>MISC ADDRESSES</text:p>
          </table:table-cell>
          <table:covered-table-cell table:number-columns-repeated="6" table:style-name="ce1"/>
          <table:table-cell table:style-name="ce1" table:number-columns-repeated="1017"/>
        </table:table-row>
        <table:table-row table:style-name="ro1">
          <table:table-cell office:value-type="string">
            <text:p>TMP_MEM</text:p>
          </table:table-cell>
          <table:table-cell office:value-type="string">
            <text:p>0X0</text:p>
          </table:table-cell>
          <table:table-cell table:number-columns-repeated="1022"/>
        </table:table-row>
        <table:table-row table:style-name="ro1">
          <table:table-cell office:value-type="string">
            <text:p>AMMOUNT_TO_LOAD</text:p>
          </table:table-cell>
          <table:table-cell office:value-type="string">
            <text:p>0X4</text:p>
          </table:table-cell>
          <table:table-cell table:number-columns-repeated="1022"/>
        </table:table-row>
        <table:table-row table:style-name="ro1">
          <table:table-cell office:value-type="string">
            <text:p>A_B_BUTTON_FLAGS</text:p>
          </table:table-cell>
          <table:table-cell office:value-type="string">
            <text:p>0XA</text:p>
          </table:table-cell>
          <table:table-cell table:number-columns-repeated="1022"/>
        </table:table-row>
        <table:table-row table:style-name="ro1">
          <table:table-cell office:value-type="string">
            <text:p>VERT_DIRECTION_FLAGS</text:p>
          </table:table-cell>
          <table:table-cell office:value-type="string">
            <text:p>0XB</text:p>
          </table:table-cell>
          <table:table-cell table:number-columns-repeated="1022"/>
        </table:table-row>
        <table:table-row table:style-name="ro1">
          <table:table-cell office:value-type="string">
            <text:p>AIR_BUBBLE_ONE_Y_POSITION</text:p>
          </table:table-cell>
          <table:table-cell office:value-type="string">
            <text:p>0XD4</text:p>
          </table:table-cell>
          <table:table-cell table:number-columns-repeated="1022"/>
        </table:table-row>
        <table:table-row table:style-name="ro1">
          <table:table-cell office:value-type="string">
            <text:p>UNKNOWN_HORIZONTAL_COUNTER</text:p>
          </table:table-cell>
          <table:table-cell office:value-type="string">
            <text:p>0X400</text:p>
          </table:table-cell>
          <table:table-cell table:number-columns-repeated="1022"/>
        </table:table-row>
        <table:table-row table:style-name="ro1">
          <table:table-cell office:value-type="string">
            <text:p>HORIZONTAL_SPLIT_OFFSET</text:p>
          </table:table-cell>
          <table:table-cell office:value-type="string">
            <text:p>0X490</text:p>
          </table:table-cell>
          <table:table-cell table:number-columns-repeated="1022"/>
        </table:table-row>
        <table:table-row table:style-name="ro1">
          <table:table-cell office:value-type="string">
            <text:p>HAMMER_HITBOX</text:p>
          </table:table-cell>
          <table:table-cell office:value-type="string">
            <text:p>0X4D0</text:p>
          </table:table-cell>
          <table:table-cell table:number-columns-repeated="1022"/>
        </table:table-row>
        <table:table-row table:style-name="ro1">
          <table:table-cell office:value-type="string">
            <text:p>COIN_BOX_COIN_HITBOX</text:p>
          </table:table-cell>
          <table:table-cell office:value-type="string">
            <text:p>0X4E0</text:p>
          </table:table-cell>
          <table:table-cell table:number-columns-repeated="1022"/>
        </table:table-row>
        <table:table-row table:style-name="ro1">
          <table:table-cell office:value-type="string">
            <text:p>COIN_COLLECTED_COUNTER</text:p>
          </table:table-cell>
          <table:table-cell office:value-type="string">
            <text:p>0X6D4</text:p>
          </table:table-cell>
          <table:table-cell table:number-columns-repeated="1022"/>
        </table:table-row>
        <table:table-row table:style-name="ro1">
          <table:table-cell office:value-type="string">
            <text:p>CONTROLLER_ONE_INPUT</text:p>
          </table:table-cell>
          <table:table-cell office:value-type="string">
            <text:p>0X6FC</text:p>
          </table:table-cell>
          <table:table-cell table:number-columns-repeated="1022"/>
        </table:table-row>
        <table:table-row table:style-name="ro1">
          <table:table-cell office:value-type="string">
            <text:p>CONTROLLER_TWO_INPUT</text:p>
          </table:table-cell>
          <table:table-cell office:value-type="string">
            <text:p>0X6FD</text:p>
          </table:table-cell>
          <table:table-cell table:number-columns-repeated="1022"/>
        </table:table-row>
        <table:table-row table:style-name="ro1">
          <table:table-cell office:value-type="string">
            <text:p>CONTROLLER_ONE_BUTTONS</text:p>
          </table:table-cell>
          <table:table-cell office:value-type="string">
            <text:p>0X74A</text:p>
          </table:table-cell>
          <table:table-cell table:number-columns-repeated="1022"/>
        </table:table-row>
        <table:table-row table:style-name="ro1">
          <table:table-cell office:value-type="string">
            <text:p>CONTROLLER_TWO_BUTTONS</text:p>
          </table:table-cell>
          <table:table-cell office:value-type="string">
            <text:p>0X74B</text:p>
          </table:table-cell>
          <table:table-cell table:number-columns-repeated="1022"/>
        </table:table-row>
        <table:table-row table:style-name="ro1">
          <table:table-cell office:value-type="string">
            <text:p>GAME_MODE</text:p>
          </table:table-cell>
          <table:table-cell office:value-type="string">
            <text:p>0X770</text:p>
          </table:table-cell>
          <table:table-cell table:number-columns-repeated="1022"/>
        </table:table-row>
        <table:table-row table:style-name="ro1">
          <table:table-cell office:value-type="string">
            <text:p>TOGGLE_LOAD_LUIGI_ON_DEATH</text:p>
          </table:table-cell>
          <table:table-cell office:value-type="string">
            <text:p>0X77A</text:p>
          </table:table-cell>
          <table:table-cell table:number-columns-repeated="1022"/>
        </table:table-row>
        <table:table-row table:style-name="ro1">
          <table:table-cell office:value-type="string">
            <text:p>DEMO_START_TIMER</text:p>
          </table:table-cell>
          <table:table-cell office:value-type="string">
            <text:p>0X7A2</text:p>
          </table:table-cell>
          <table:table-cell table:number-columns-repeated="1022"/>
        </table:table-row>
        <table:table-row table:style-name="ro1">
          <table:table-cell office:value-type="string">
            <text:p>SCROLLSPEED</text:p>
          </table:table-cell>
          <table:table-cell office:value-type="string">
            <text:p>0X775</text:p>
          </table:table-cell>
          <table:table-cell table:number-columns-repeated="1022"/>
        </table:table-row>
        <table:table-row table:style-name="ro1">
          <table:table-cell office:value-type="string">
            <text:p>IS_PAUSED</text:p>
          </table:table-cell>
          <table:table-cell office:value-type="string">
            <text:p>0X776</text:p>
          </table:table-cell>
          <table:table-cell table:number-columns-repeated="1022"/>
        </table:table-row>
        <table:table-row table:style-name="ro1">
          <table:table-cell office:value-type="string">
            <text:p>UNKNOWN_BACKGROUND_PALLETTE</text:p>
          </table:table-cell>
          <table:table-cell office:value-type="string">
            <text:p>0X744</text:p>
          </table:table-cell>
          <table:table-cell table:number-columns-repeated="1022"/>
        </table:table-row>
        <table:table-row table:style-name="ro1">
          <table:table-cell office:value-type="string">
            <text:p>UNKNOWN_LEFT_RIGHT_COUNTER</text:p>
          </table:table-cell>
          <table:table-cell office:value-type="string">
            <text:p>0X705</text:p>
          </table:table-cell>
          <table:table-cell table:number-columns-repeated="1022"/>
        </table:table-row>
        <table:table-row table:style-name="ro1">
          <table:table-cell office:value-type="string">
            <text:p>UNKNOWN_CURRENT_GRAVITY</text:p>
          </table:table-cell>
          <table:table-cell office:value-type="string">
            <text:p>0X70A</text:p>
          </table:table-cell>
          <table:table-cell table:number-columns-repeated="1022"/>
        </table:table-row>
        <table:table-row table:style-name="ro1">
          <table:table-cell office:value-type="string">
            <text:p>UNKNOWN_REPLACE_TREES</text:p>
          </table:table-cell>
          <table:table-cell office:value-type="string">
            <text:p>0X733</text:p>
          </table:table-cell>
          <table:table-cell table:number-columns-repeated="1022"/>
        </table:table-row>
        <table:table-row table:style-name="ro1">
          <table:table-cell office:value-type="string">
            <text:p>UNKNOWN_LOAD_TILES_AS_CLOUDS</text:p>
          </table:table-cell>
          <table:table-cell office:value-type="string">
            <text:p>0X743</text:p>
          </table:table-cell>
          <table:table-cell table:number-columns-repeated="1022"/>
        </table:table-row>
        <table:table-row table:style-name="ro1">
          <table:table-cell office:value-type="string">
            <text:p>UNKNOWN_TIMER</text:p>
          </table:table-cell>
          <table:table-cell office:value-type="string">
            <text:p>0X747</text:p>
          </table:table-cell>
          <table:table-cell table:number-columns-repeated="1022"/>
        </table:table-row>
        <table:table-row table:style-name="ro1">
          <table:table-cell office:value-type="string">
            <text:p>UNKNOWN_GOLD_BLOCK_PALLETE</text:p>
          </table:table-cell>
          <table:table-cell office:value-type="string">
            <text:p>0X74E</text:p>
          </table:table-cell>
          <table:table-cell table:number-columns-repeated="1022"/>
        </table:table-row>
        <table:table-row table:style-name="ro1">
          <table:table-cell office:value-type="string">
            <text:p>UNKNOWN_MUST_NOT_BE_ZERO</text:p>
          </table:table-cell>
          <table:table-cell office:value-type="string">
            <text:p>0X752</text:p>
          </table:table-cell>
          <table:table-cell table:number-columns-repeated="1022"/>
        </table:table-row>
        <table:table-row table:style-name="ro1">
          <table:table-cell office:value-type="string">
            <text:p>UNKNOWN_MARIO_LUIGI_FLAG</text:p>
          </table:table-cell>
          <table:table-cell office:value-type="string">
            <text:p>0X753</text:p>
          </table:table-cell>
          <table:table-cell table:number-columns-repeated="1022"/>
        </table:table-row>
        <table:table-row table:style-name="ro1">
          <table:table-cell office:value-type="string">
            <text:p>UNKNOWN_CRASH_IF_CHANGED</text:p>
          </table:table-cell>
          <table:table-cell office:value-type="string">
            <text:p>0X774</text:p>
          </table:table-cell>
          <table:table-cell table:number-columns-repeated="1022"/>
        </table:table-row>
        <table:table-row table:style-name="ro1">
          <table:table-cell office:value-type="string">
            <text:p>UNKNOWN_PAUSE_TIMER</text:p>
          </table:table-cell>
          <table:table-cell office:value-type="string">
            <text:p>0X777</text:p>
          </table:table-cell>
          <table:table-cell table:number-columns-repeated="1022"/>
        </table:table-row>
        <table:table-row table:style-name="ro1">
          <table:table-cell office:value-type="string">
            <text:p>UNKNOWN_AFFECTS_BLOCKS</text:p>
          </table:table-cell>
          <table:table-cell office:value-type="string">
            <text:p>0X778</text:p>
          </table:table-cell>
          <table:table-cell table:number-columns-repeated="1022"/>
        </table:table-row>
        <table:table-row table:style-name="ro1">
          <table:table-cell office:value-type="string">
            <text:p>UNKNOWN_AFFECTS_COLORS</text:p>
          </table:table-cell>
          <table:table-cell office:value-type="string">
            <text:p>0X779</text:p>
          </table:table-cell>
          <table:table-cell table:number-columns-repeated="1022"/>
        </table:table-row>
        <table:table-row table:style-name="ro1">
          <table:table-cell office:value-type="string">
            <text:p>UNKNOWN_TIMERS</text:p>
          </table:table-cell>
          <table:table-cell office:value-type="string">
            <text:p>0X780</text:p>
          </table:table-cell>
          <table:table-cell table:number-columns-repeated="1022"/>
        </table:table-row>
        <table:table-row table:style-name="ro1">
          <table:table-cell office:value-type="string">
            <text:p>UNKNOWN_PRELEVEL_SCREEN_TIMER</text:p>
          </table:table-cell>
          <table:table-cell office:value-type="string">
            <text:p>0X7A0</text:p>
          </table:table-cell>
          <table:table-cell table:number-columns-repeated="1022"/>
        </table:table-row>
        <table:table-row table:style-name="ro1">
          <table:table-cell office:value-type="string">
            <text:p>UNKNOWN_CANNOT_DIE_FLAG</text:p>
          </table:table-cell>
          <table:table-cell office:value-type="string">
            <text:p>0X7B1</text:p>
          </table:table-cell>
          <table:table-cell table:number-columns-repeated="1022"/>
        </table:table-row>
        <table:table-row table:style-name="ro1">
          <table:table-cell office:value-type="string">
            <text:p>UNKNOWN_DIGITS_OF_TIME</text:p>
          </table:table-cell>
          <table:table-cell office:value-type="string">
            <text:p>0X7F8</text:p>
          </table:table-cell>
          <table:table-cell table:number-columns-repeated="1022"/>
        </table:table-row>
        <table:table-row table:style-name="ro1">
          <table:table-cell office:value-type="string">
            <text:p>UNKNOWN_DIFFICULTY</text:p>
          </table:table-cell>
          <table:table-cell office:value-type="string">
            <text:p>0X7FC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7" table:number-rows-spanned="1">
            <text:p>PLAYER ADDRESS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PLAYER_ANIM</text:p>
          </table:table-cell>
          <table:table-cell office:value-type="string">
            <text:p>0x1</text:p>
          </table:table-cell>
          <table:table-cell table:number-columns-repeated="1022"/>
        </table:table-row>
        <table:table-row table:style-name="ro1">
          <table:table-cell office:value-type="string">
            <text:p>UNKNOWN_PLAYER_Y</text:p>
          </table:table-cell>
          <table:table-cell office:value-type="string">
            <text:p>0X2</text:p>
          </table:table-cell>
          <table:table-cell table:number-columns-repeated="1022"/>
        </table:table-row>
        <table:table-row table:style-name="ro1">
          <table:table-cell office:value-type="string">
            <text:p>UNKNOWN_PLAYER_X</text:p>
          </table:table-cell>
          <table:table-cell office:value-type="string">
            <text:p>0X5</text:p>
          </table:table-cell>
          <table:table-cell table:number-columns-repeated="1022"/>
        </table:table-row>
        <table:table-row table:style-name="ro1">
          <table:table-cell office:value-type="string">
            <text:p>UNKNOWN_PLAYER_DIRECTION</text:p>
          </table:table-cell>
          <table:table-cell office:value-type="string">
            <text:p>0X3</text:p>
          </table:table-cell>
          <table:table-cell table:number-columns-repeated="1022"/>
        </table:table-row>
        <table:table-row table:style-name="ro1">
          <table:table-cell office:value-type="string">
            <text:p>PLAYER_STATE</text:p>
          </table:table-cell>
          <table:table-cell office:value-type="string">
            <text:p>0XE</text:p>
          </table:table-cell>
          <table:table-cell table:number-columns-repeated="1022"/>
        </table:table-row>
        <table:table-row table:style-name="ro1">
          <table:table-cell office:value-type="string">
            <text:p>PLAYER_FLOAT_STATE</text:p>
          </table:table-cell>
          <table:table-cell office:value-type="string">
            <text:p>0X1D</text:p>
          </table:table-cell>
          <table:table-cell table:number-columns-repeated="1022"/>
        </table:table-row>
        <table:table-row table:style-name="ro1">
          <table:table-cell office:value-type="string">
            <text:p>PLAYER_IS_SMALL</text:p>
          </table:table-cell>
          <table:table-cell office:value-type="string">
            <text:p>0X754</text:p>
          </table:table-cell>
          <table:table-cell table:number-columns-repeated="1022"/>
        </table:table-row>
      </table:table>
      <table:table table:name="Unknown Addresses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3/09/2015</text:date>, <text:time>20:5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Wallace</meta:initial-creator>
    <meta:creation-date>2015-03-09T20:37:18.19</meta:creation-date>
    <dc:date>2015-03-09T20:50:40.10</dc:date>
    <dc:creator>Glen Wallace</dc:creator>
    <meta:editing-duration>PT13M19S</meta:editing-duration>
    <meta:editing-cycles>12</meta:editing-cycles>
    <meta:generator>OpenOffice/4.1.0$Win32 OpenOffice.org_project/410m18$Build-9764</meta:generator>
    <meta:document-statistic meta:table-count="2" meta:cell-count="97" meta:object-count="0"/>
  </office:meta>
</office:document-meta>
</file>